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Roboto Slab" svg:font-family="'Roboto Slab'"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notes">
      <style:graphic-properties draw:fill-color="#ffffff" draw:auto-grow-height="true" fo:min-height="12.572cm"/>
      <style:paragraph-properties style:writing-mode="lr-tb"/>
    </style:style>
    <style:style style:name="pr2" style:family="presentation" style:parent-style-name="Contens-subtitle">
      <style:graphic-properties draw:fill-color="#ffffff" fo:min-height="3.1cm"/>
      <style:paragraph-properties style:writing-mode="lr-tb"/>
    </style:style>
    <style:style style:name="pr3" style:family="presentation" style:parent-style-name="Contens-subtitle">
      <style:graphic-properties draw:fill-color="#ffffff" fo:min-height="3.175cm"/>
      <style:paragraph-properties style:writing-mode="lr-tb"/>
    </style:style>
    <style:style style:name="pr4" style:family="presentation" style:parent-style-name="Contens-notes">
      <style:graphic-properties draw:fill-color="#ffffff" draw:auto-grow-height="true" fo:min-height="12.572cm"/>
      <style:paragraph-properties style:writing-mode="lr-tb"/>
    </style:style>
    <style:style style:name="pr5" style:family="presentation" style:parent-style-name="Infographic3-outline1">
      <style:graphic-properties fo:min-height="8.884cm"/>
      <style:paragraph-properties style:writing-mode="lr-tb"/>
    </style:style>
    <style:style style:name="pr6" style:family="presentation" style:parent-style-name="Infographic3-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style:font-name="Roboto Slab" fo:font-size="14pt" style:font-size-asian="14pt" style:font-size-complex="14pt"/>
    </style:style>
    <style:style style:name="P6" style:family="paragraph">
      <loext:graphic-properties draw:fill-color="#ffffff"/>
      <style:paragraph-properties fo:text-align="start" style:writing-mode="lr-tb"/>
      <style:text-properties style:font-name="Roboto Slab" fo:font-size="14pt" style:font-size-asian="11pt" style:font-size-complex="11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style>
    <style:style style:name="T1" style:family="text">
      <style:text-properties style:font-name="Noto Sans1" fo:font-size="14pt" style:font-size-asian="14pt" style:font-size-complex="14pt"/>
    </style:style>
    <style:style style:name="T2" style:family="text">
      <style:text-properties style:font-name="Roboto Slab" fo:font-size="14pt" style:font-size-asian="11pt" style:font-size-complex="11pt"/>
    </style:style>
    <style:style style:name="T3" style:family="text">
      <style:text-properties style:font-name="Roboto Slab"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9.499cm" svg:height="2.999cm" svg:x="13.5cm" svg:y="6.5cm" svg:viewBox="0 0 9500 3000" draw:points="4750,3000 8405,3000 8519,2993 8627,2967 8730,2930 8833,2882 8926,2820 9018,2742 9101,2658 9181,2562 9250,2452 9312,2341 9369,2216 9415,2083 9451,1944 9477,1800 9495,1653 9500,1498 9500,1498 9495,1344 9477,1196 9451,1056 9415,913 9369,784 9312,659 9250,548 9181,438 9101,342 9018,258 8926,180 8833,118 8730,70 8627,33 8519,7 8405,0 1097,0 987,7 876,33 770,70 670,118 574,180 482,258 399,342 319,438 250,548 188,659 131,784 85,913 49,1056 23,1196 5,1344 0,1498 0,1498 5,1653 23,1800 49,1944 85,2083 131,2216 188,2341 250,2452 319,2562 399,2658 482,2742 574,2820 670,2882 770,2930 876,2967 987,2993 1097,3000">
          <text:p text:style-name="P1"><text:span text:style-name="T1">Weekly status</text:span></text:p>
        </draw:polygon>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2" draw:text-style-name="P5" draw:layer="layout" svg:width="8.266cm" svg:height="3.1cm" svg:x="6.6cm" svg:y="1.3cm">
          <draw:text-box>
            <text:p text:style-name="P4"><text:span text:style-name="T2">Git push .</text:span></text:p>
          </draw:text-box>
        </draw:frame>
        <draw:frame presentation:style-name="pr2" draw:text-style-name="P5" draw:layer="layout" svg:width="8.295cm" svg:height="3.1cm" svg:x="6.705cm" svg:y="5.8cm">
          <draw:text-box>
            <text:p text:style-name="P4"><text:span text:style-name="T3">Variables</text:span></text:p>
          </draw:text-box>
        </draw:frame>
        <draw:frame presentation:style-name="pr3" draw:text-style-name="P6" draw:layer="layout" svg:width="8.128cm" svg:height="3.175cm" svg:x="18.5cm" svg:y="5.825cm">
          <draw:text-box>
            <text:p text:style-name="P4"><text:span text:style-name="T2">hurry</text:span></text:p>
          </draw:text-box>
        </draw:frame>
        <draw:frame presentation:style-name="pr3" draw:text-style-name="P5" draw:layer="layout" svg:width="8.128cm" svg:height="3.175cm" svg:x="18.372cm" svg:y="10.5cm">
          <draw:text-box>
            <text:p text:style-name="P4"><text:span text:style-name="T3">documentation</text:span></text:p>
          </draw:text-box>
        </draw:frame>
        <presentation:notes draw:style-name="dp2">
          <draw:page-thumbnail draw:style-name="gr2" draw:layer="layout" svg:width="18.624cm" svg:height="10.476cm" svg:x="1.482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Infographic3" presentation:presentation-page-layout-name="AL1T1">
        <draw:frame presentation:style-name="pr5" draw:text-style-name="P8" draw:layer="layout" svg:width="25.199cm" svg:height="12cm" svg:x="1.301cm" svg:y="2cm" presentation:class="outline" presentation:user-transformed="true">
          <draw:text-box>
            <text:list text:style-name="L2">
              <text:list-item>
                <text:p>Commit.</text:p>
              </text:list-item>
              <text:list-item>
                <text:p>Git status.</text:p>
              </text:list-item>
              <text:list-item>
                <text:p/>
              </text:list-item>
              <text:list-item>
                <text:p/>
              </text:list-item>
            </text:list>
          </draw:text-box>
        </draw:frame>
        <presentation:notes draw:style-name="dp2">
          <draw:page-thumbnail draw:style-name="gr2" draw:layer="layout" svg:width="18.624cm" svg:height="10.476cm" svg:x="1.482cm" svg:y="2.123cm" draw:page-number="3"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Roboto Slab" svg:font-family="'Roboto Slab'"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номер&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номер&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4.2$Linux_X86_64 LibreOffice_project/30$Build-2</meta:generator>
    <meta:creation-date>2022-06-23T17:02:49.554506969</meta:creation-date>
    <meta:editing-duration>PT14M38S</meta:editing-duration>
    <meta:editing-cycles>3</meta:editing-cycles>
    <dc:date>2022-07-01T17:58:04.424309954</dc:date>
    <meta:document-statistic meta:object-count="402"/>
  </office:meta>
</office:document-meta>
</file>